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6" style:family="table-column">
      <style:table-column-properties fo:break-before="auto" style:column-width="1.9402in"/>
    </style:style>
    <style:style style:name="co5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1.8299in"/>
    </style:style>
    <style:style style:name="co7" style:family="table-column">
      <style:table-column-properties fo:break-before="auto" style:column-width="0.3425in"/>
    </style:style>
    <style:style style:name="co8" style:family="table-column">
      <style:table-column-properties fo:break-before="auto" style:column-width="1.144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93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12" style:family="table-cell" style:parent-style-name="Okay">
      <style:table-cell-properties style:text-align-source="fix" style:repeat-content="false" fo:wrap-option="wrap" fo:border="0.06pt solid #000000" style:vertical-align="middle"/>
      <style:paragraph-properties fo:text-align="center" fo:margin-left="0in"/>
      <style:map style:condition="cell-content-is-between([$'Macro Area'.$B$3]-100,[$'Macro Area'.$B$3]-1)" style:apply-style-name="Good" style:base-cell-address="Programme.I27"/>
      <style:map style:condition="cell-content()&lt;[$'Macro Area'.$B$3]-100" style:apply-style-name="Neutral" style:base-cell-address="Programme.I27"/>
      <style:map style:condition="cell-content()&gt;[$'Macro Area'.$B$3]" style:apply-style-name="Bad" style:base-cell-address="Programme.I27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 style:vertical-align="middle"/>
    </style:style>
    <style:style style:name="ce31" style:family="table-cell" style:parent-style-name="Default">
      <style:table-cell-properties style:vertical-align="middle"/>
    </style:style>
    <style:style style:name="T1" style:family="text">
      <style:text-properties style:font-name="Liberation Sans"/>
    </style:style>
  </office:automatic-styles>
  <office:body>
    <office:spreadsheet>
      <table:table table:name="Programme" table:style-name="ta1">
        <table:table-column table:style-name="co3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5" table:default-cell-style-name="ce9"/>
        <table:table-column table:style-name="co5" table:number-columns-repeated="1019" table:default-cell-style-name="ce19"/>
        <table:table-row table:style-name="ro3">
          <table:table-cell table:style-name="ce3"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Sr. No.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Room Name</text:p>
          </table:table-cell>
          <table:table-cell table:style-name="ce3" office:value-type="string" calcext:value-type="string">
            <text:p>Occupants</text:p>
          </table:table-cell>
          <table:table-cell table:style-name="ce3" office:value-type="string" calcext:value-type="string">
            <text:p>No. of Rooms</text:p>
          </table:table-cell>
          <table:table-cell table:style-name="ce3" office:value-type="string" calcext:value-type="string">
            <text:p>Carpet Area in Sq. Mts.</text:p>
            <text:p>(a)</text:p>
          </table:table-cell>
          <table:table-cell table:style-name="ce3" office:value-type="string" calcext:value-type="string">
            <text:p>BUA in Sq. Mts</text:p>
            <text:p>(a <text:span text:style-name="T1">×</text:span> 1.2)</text:p>
          </table:table-cell>
          <table:table-cell table:style-name="ce14"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4"/>
          <table:table-cell table:number-columns-repeated="1015"/>
        </table:table-row>
        <table:table-row table:style-name="ro4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Workspac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</text:p>
          </table:table-cell>
          <table:table-cell table:style-name="ce7" office:value-type="string" calcext:value-type="string">
            <text:p>Admin Office</text:p>
          </table:table-cell>
          <table:table-cell table:style-name="ce4" office:value-type="string" calcext:value-type="string">
            <text:p>Management Staff</text:p>
          </table:table-cell>
          <table:table-cell table:style-name="ce4" table:number-columns-repeated="2"/>
          <table:table-cell table:style-name="ce11" table:formula="of:=IF([.H3]&lt;&gt;0;[.H3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 office:value-type="string" calcext:value-type="string">
            <text:p>Archive</text:p>
          </table:table-cell>
          <table:table-cell table:style-name="ce4" office:value-type="string" calcext:value-type="string">
            <text:p>Staff</text:p>
          </table:table-cell>
          <table:table-cell table:style-name="ce4" table:number-columns-repeated="2"/>
          <table:table-cell table:style-name="ce11" table:formula="of:=IF([.H4]&lt;&gt;0;[.H4]*1.2;TRIM(&quot;&quot;))">
            <text:p/>
          </table:table-cell>
          <table:table-cell table:number-columns-repeated="1015"/>
        </table:table-row>
        <table:table-row table:style-name="ro4">
          <table:table-cell table:style-name="ce4" table:number-columns-repeated="4"/>
          <table:table-cell table:style-name="ce7" office:value-type="string" calcext:value-type="string">
            <text:p>Server Room</text:p>
          </table:table-cell>
          <table:table-cell table:style-name="ce4" office:value-type="string" calcext:value-type="string">
            <text:p>I.T. Department</text:p>
          </table:table-cell>
          <table:table-cell table:style-name="ce4" table:number-columns-repeated="2"/>
          <table:table-cell table:style-name="ce11" table:formula="of:=IF([.H5]&lt;&gt;0;[.H5]*1.2;TRIM(&quot;&quot;))">
            <text:p/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4" table:number-columns-repeated="2"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Workspaces</text:p>
          </table:table-cell>
          <table:table-cell table:style-name="ce8"/>
          <table:table-cell table:style-name="ce4" table:number-columns-repeated="3"/>
          <table:table-cell table:style-name="ce11" table:formula="of:=IF([.H7]&lt;&gt;0;[.H7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7"/>
          <table:table-cell table:style-name="ce8"/>
          <table:table-cell table:style-name="ce4" table:number-columns-repeated="3"/>
          <table:table-cell table:style-name="ce11" table:formula="of:=IF([.H8]&lt;&gt;0;[.H8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a</text:p>
          </table:table-cell>
          <table:table-cell table:style-name="ce7" office:value-type="string" calcext:value-type="string">
            <text:p>Private</text:p>
          </table:table-cell>
          <table:table-cell table:style-name="ce8"/>
          <table:table-cell table:style-name="ce4" table:number-columns-repeated="3"/>
          <table:table-cell table:style-name="ce11" table:formula="of:=IF([.H9]&lt;&gt;0;[.H9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Semiprivate</text:p>
          </table:table-cell>
          <table:table-cell table:style-name="ce8"/>
          <table:table-cell table:style-name="ce4" table:number-columns-repeated="3"/>
          <table:table-cell table:style-name="ce11" table:formula="of:=IF([.H10]&lt;&gt;0;[.H10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3"/>
          <table:table-cell table:style-name="ce7" table:number-columns-repeated="2"/>
          <table:table-cell table:style-name="ce4" table:number-columns-repeated="3"/>
          <table:table-cell table:style-name="ce11" table:formula="of:=IF([.H11]&lt;&gt;0;[.H11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2]&lt;&gt;0;[.H12]*1.2;TRIM(&quot;&quot;))">
            <text:p/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Leisure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oodcourt</text:p>
          </table:table-cell>
          <table:table-cell table:style-name="ce7" office:value-type="string" calcext:value-type="string">
            <text:p>Dining</text:p>
          </table:table-cell>
          <table:table-cell table:style-name="ce4" table:number-columns-repeated="3"/>
          <table:table-cell table:style-name="ce11" table:formula="of:=IF([.H13]&lt;&gt;0;[.H13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 office:value-type="string" calcext:value-type="string">
            <text:p>Big Kitchens</text:p>
          </table:table-cell>
          <table:table-cell table:style-name="ce4" table:number-columns-repeated="3"/>
          <table:table-cell table:style-name="ce11" table:formula="of:=IF([.H14]&lt;&gt;0;[.H14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 office:value-type="string" calcext:value-type="string">
            <text:p>Fast Food</text:p>
          </table:table-cell>
          <table:table-cell table:style-name="ce4" table:number-columns-repeated="3"/>
          <table:table-cell table:style-name="ce11" table:formula="of:=IF([.H15]&lt;&gt;0;[.H15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8" table:number-columns-repeated="3"/>
          <table:table-cell table:style-name="ce4" table:number-columns-repeated="3"/>
          <table:table-cell table:style-name="ce11" table:formula="of:=IF([.H16]&lt;&gt;0;[.H16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2"/>
          <table:table-cell table:style-name="ce8" table:number-columns-repeated="3"/>
          <table:table-cell table:style-name="ce4" table:number-columns-repeated="3"/>
          <table:table-cell table:style-name="ce11" table:formula="of:=IF([.H17]&lt;&gt;0;[.H17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8]&lt;&gt;0;[.H18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19]&lt;&gt;0;[.H19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0]&lt;&gt;0;[.H20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1]&lt;&gt;0;[.H21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2]&lt;&gt;0;[.H22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3]&lt;&gt;0;[.H23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4]&lt;&gt;0;[.H24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5]&lt;&gt;0;[.H25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table:number-columns-repeated="3"/>
          <table:table-cell table:style-name="ce11" table:formula="of:=IF([.H26]&lt;&gt;0;[.H26]*1.2;TRIM(&quot;&quot;))">
            <text:p/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7"/>
          <table:table-cell table:style-name="ce4" office:value-type="string" calcext:value-type="string">
            <text:p>Total =</text:p>
          </table:table-cell>
          <table:table-cell table:style-name="ce4"/>
          <table:table-cell table:style-name="ce4" table:formula="of:=SUM([.H3:.H25])" office:value-type="float" office:value="0" calcext:value-type="float">
            <text:p>0</text:p>
          </table:table-cell>
          <table:table-cell table:style-name="ce12" table:formula="of:=SUM([.I3:.I25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28]&lt;&gt;0;[.H28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0" table:number-columns-spanned="4" table:number-rows-spanned="1"/>
          <table:covered-table-cell table:number-columns-repeated="3"/>
          <table:table-cell table:style-name="ce13"/>
          <table:table-cell table:number-columns-repeated="1015"/>
        </table:table-row>
        <table:table-row table:style-name="ro5">
          <table:table-cell/>
          <table:table-cell table:style-name="Default"/>
          <table:table-cell/>
          <table:table-cell office:value-type="string" calcext:value-type="string">
            <text:p>Recreational Ground Reservation (LOS)</text:p>
          </table:table-cell>
          <table:table-cell table:number-columns-repeated="4"/>
          <table:table-cell table:style-name="ce13" table:formula="of:=0.2*[$'Macro Area'.B1]" office:value-type="float" office:value="1021.976452" calcext:value-type="float">
            <text:p>1021.97645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1]&lt;&gt;0;[.H31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2]&lt;&gt;0;[.H32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This be test?</text:p>
          </table:table-cell>
          <table:table-cell table:number-columns-repeated="4"/>
          <table:table-cell table:style-name="ce13" table:formula="of:=IF([.H33]&lt;&gt;0;[.H33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4]&lt;&gt;0;[.H34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5]&lt;&gt;0;[.H35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6]&lt;&gt;0;[.H36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7]&lt;&gt;0;[.H37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8]&lt;&gt;0;[.H38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39]&lt;&gt;0;[.H39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0]&lt;&gt;0;[.H40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1]&lt;&gt;0;[.H41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2]&lt;&gt;0;[.H42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3]&lt;&gt;0;[.H43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4]&lt;&gt;0;[.H44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5]&lt;&gt;0;[.H45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6]&lt;&gt;0;[.H46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7]&lt;&gt;0;[.H47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8]&lt;&gt;0;[.H48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49]&lt;&gt;0;[.H49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0]&lt;&gt;0;[.H50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1]&lt;&gt;0;[.H51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2]&lt;&gt;0;[.H52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3]&lt;&gt;0;[.H53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4]&lt;&gt;0;[.H54]*1.2;TRIM(&quot;&quot;))">
            <text:p/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3" table:formula="of:=IF([.H55]&lt;&gt;0;[.H55]*1.2;TRIM(&quot;&quot;))">
            <text:p/>
          </table:table-cell>
          <table:table-cell table:number-columns-repeated="1015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ogramme.I27:Programme.I27">
            <calcext:condition calcext:apply-style-name="Good" calcext:value="between([$'Macro Area'.$B$3]-100,[$'Macro Area'.$B$3]-1)" calcext:base-cell-address="Programme.I27"/>
            <calcext:condition calcext:apply-style-name="Neutral" calcext:value="&lt;[$'Macro Area'.$B$3]-100" calcext:base-cell-address="Programme.I27"/>
            <calcext:condition calcext:apply-style-name="Bad" calcext:value="&gt;[$'Macro Area'.$B$3]" calcext:base-cell-address="Programme.I27"/>
          </calcext:conditional-format>
        </calcext:conditional-formats>
      </table:table>
      <table:table table:name="Macro Area" table:style-name="ta1">
        <table:table-column table:style-name="co6" table:default-cell-style-name="ce31"/>
        <table:table-column table:style-name="co5" table:number-columns-repeated="1023" table:default-cell-style-name="ce31"/>
        <table:table-row table:style-name="ro2">
          <table:table-cell table:style-name="ce30" office:value-type="string" calcext:value-type="string">
            <text:p>Plot Area in Sq. Mts. =</text:p>
          </table:table-cell>
          <table:table-cell office:value-type="float" office:value="5109.88226" calcext:value-type="float">
            <text:p>5109.8822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SI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FSI =</text:p>
          </table:table-cell>
          <table:table-cell table:formula="of:=[.B1]*[.B2]" office:value-type="float" office:value="6796.1434058" calcext:value-type="float">
            <text:p>6796.1434058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Okay" style:family="table-cell" style:parent-style-name="Default">
      <style:table-cell-properties fo:background-color="#e1911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7:42:51.499058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04T17:43:05.119551532</dc:date>
    <meta:editing-duration>PT45M46S</meta:editing-duration>
    <meta:editing-cycles>28</meta:editing-cycles>
    <meta:generator>LibreOffice/7.3.0.3$Linux_X86_64 LibreOffice_project/30$Build-3</meta:generator>
    <meta:document-statistic meta:table-count="2" meta:cell-count="92" meta:object-count="0"/>
  </office:meta>
</office:document-meta>
</file>